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ighting Music Jam Studio Box</text:p>
      <text:p text:style-name="Standard"/>
      <text:p text:style-name="Standard">JAMS – Just Another Music Studio ou autre acronyme farceur.</text:p>
      <text:p text:style-name="P3"/>
      <text:p text:style-name="Standard"/>
      <text:p text:style-name="P1">Musicien / Utilisateur</text:p>
      <text:p text:style-name="Standard">Client/compte </text:p>
      <text:p text:style-name="Standard"/>
      <text:p text:style-name="Standard">Auditeur/Utilisateur</text:p>
      <text:p text:style-name="Standard">Catégorie d'utilisateur ne faisant qu'écouter, ou statut d'un musicien autorisé à écouter mais pas à participer ?</text:p>
      <text:p text:style-name="Standard"/>
      <text:p text:style-name="P1">Jam session</text:p>
      <text:p text:style-name="Standard">Objet de jeu/composition, possédant un propriétaire, un tempo et un style pouvant changer, ensemble de pistes comprenant (ou pas encore) des notes et des traitements sonores.</text:p>
      <text:p text:style-name="Standard">Peut être partagée/shared/on stage/on line/on air/live/active pour permettre à d'autres musiciens/utilisateurs de participer (ou écouter?). Éventuellement partagée de manière public ou restreinte.</text:p>
      <text:p text:style-name="Standard">En mode backstage/off-line/inactive peut-être modifiée/écoutée/enregistrée par le propriétaire seulement.</text:p>
      <text:p text:style-name="Standard"/>
      <text:p text:style-name="P1">Propriétaire/chef d'orchestre/leader/Créateur de la jam sesison</text:p>
      <text:p text:style-name="P2"><text:span text:style-name="T1">U</text:span>tilisateur disposant des droits maximum (destruction, allocation des pistes, tempo ?, mise on/off line...) sur une jam session.</text:p>
      <text:p text:style-name="P2"/>
      <text:p text:style-name="P1">Grille/Partition</text:p>
      <text:p text:style-name="P2">Zone principale de lecture de l'ensemble des pistes fournies par les participants. La musique produite est écoutable par tous les musiciens/auditeurs.</text:p>
      <text:p text:style-name="P2"/>
      <text:p text:style-name="P1">Instrument</text:p>
      <text:p text:style-name="P2">Son et comportement musical assimilables à un instrument, qu'on peut assigner à une piste.</text:p>
      <text:p text:style-name="P2"/>
      <text:p text:style-name="P1">Ecoute locale</text:p>
      <text:p text:style-name="P2">Ce qui est entendu uniquement par le musicien.</text:p>
      <text:p text:style-name="P2"/>
      <text:p text:style-name="P2"><text:span text:style-name="T2">Zone de composition </text:span>(trouver une autre désignation)</text:p>
      <text:p text:style-name="P2">Zone temporaire permettant de préparer un ensemble de notes, en écoute locale, avant de l'envoyer dans la grille commune.</text:p>
      <text:p text:style-name="P2"/>
      <text:p text:style-name="P1">Enregistrer</text:p>
      <text:p text:style-name="P2">Générer un fichier midi ou audio en local chez un utilisateu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yrille Richard</meta:initial-creator>
    <meta:creation-date>2017-03-07T21:49:29.36</meta:creation-date>
    <dc:date>2017-03-07T22:10:48.31</dc:date>
    <dc:creator>Cyrille Richard</dc:creator>
    <meta:editing-duration>PT5M57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22" meta:word-count="205" meta:character-count="1504"/>
  </office:meta>
</office:document-meta>
</file>